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Header" style:list-style-name="L1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Zusätzliche Features des CRM</text:p>
      <text:list text:style-name="L1">
        <text:list-item>
          <text:p text:style-name="P2">Kundenname im Telefondisplay anzeigen</text:p>
        </text:list-item>
        <text:list-item>
          <text:p text:style-name="P2">Schnellzugriff auf Kundendaten bei Anruf</text:p>
        </text:list-item>
        <text:list-item>
          <text:p text:style-name="P2">Anrufliste darstellen, Kundendaten darstellen</text:p>
        </text:list-item>
        <text:list-item>
          <text:p text:style-name="P2">Neue Telefonnummern Kunden, Lieferanten, Personen zuordnen</text:p>
        </text:list-item>
      </text:list>
      <text:p text:style-name="Standard"/>
      <text:p text:style-name="Standard">Geplante Features</text:p>
      <text:list text:style-name="L2">
        <text:list-item>
          <text:p text:style-name="P3">Direkte Anwahl aus der Kunden- bzw. Lieferantenmaske</text:p>
        </text:list-item>
        <text:list-item>
          <text:p text:style-name="P3">Zuordnung Telefon zu Benutzer (für die Anwahl)</text:p>
        </text:list-item>
        <text:list-item>
          <text:p text:style-name="P3">Separierbare Anruflisten (Eingehende, Ausgehende)</text:p>
        </text:list-item>
        <text:list-item>
          <text:p text:style-name="P3">Statusanzeige in der Anrufliste (angenommen, abwesend, abgelehnt)</text:p>
        </text:list-item>
        <text:list-item>
          <text:p text:style-name="P3">Telefonbuch im Telefon erstellt aus Lx-Officedatenbank (LDAP)</text:p>
        </text:list-item>
      </text:list>
      <text:p text:style-name="Standard"/>
      <text:p text:style-name="Standard">Vorteile</text:p>
      <text:list text:style-name="L3">
        <text:list-item>
          <text:p text:style-name="P4">Aufwertung der Kundenbeziehung durch individuelle Begrüßung bei eingehenden Anrufen</text:p>
        </text:list-item>
        <text:list-item>
          <text:p text:style-name="P4">Steigerung der Produktivität durch kürzere Gespräche mit Hintergrundwissen</text:p>
        </text:list-item>
        <text:list-item>
          <text:p text:style-name="P4">Effiziente Vervollständigung der Kundendaten</text:p>
        </text:list-item>
      </text:list>
      <text:p text:style-name="Standard"/>
      <text:p text:style-name="Standard">Sreenshots</text:p>
      <text:p text:style-name="Standard"/>
      <text:p text:style-name="Standard"/>
      <text:list text:style-name="L2">
        <text:list-header>
          <text:p text:style-name="P3"><text:s/></text:p>
        </text:list-header>
      </text:list>
      <text:list text:style-name="L1">
        <text:list-header>
          <text:p text:style-name="P5"/>
          <text:p text:style-name="P5"><text:s/></text:p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stallation</text:p>
      <text:p text:style-name="P1"/>
      <text:p text:style-name="P1">Die Installation besteht im Wesentlichen aus zwei Bestandteilen.</text:p>
      <text:p text:style-name="P1">Installation der benötigten Software und Konfiguration des Servers.</text:p>
      <text:p text:style-name="P1">Haupbestandteil der CRMTI ist Asterisk. Die Anbindung an PostgreSQL erfolgt via ODBC. </text:p>
      <text:p text:style-name="P1">Die Darstellung im CRM übernimmt die ti.php.</text:p>
      <text:p text:style-name="P1">Zugrunde gelegt wird eine Anlage mit Router und zwei SIP-fähigen Telefonen. Der Zeitaufwand liegt je nach Erfahrung zwischen 20 und 30 Minuten. Bereitliegen sollten die Voip-Zugangsdaten des Provide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fo:language="en" fo:country="U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CRMTI – <text:span text:style-name="T1">Customer</text:span> <text:span text:style-name="T1">Relationship</text:span> Management <text:span text:style-name="T1">Telephone</text:span> Integration für Lx-Offic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nny</meta:initial-creator>
    <meta:creation-date>2011-05-30T03:06:23</meta:creation-date>
    <dc:creator>ronny</dc:creator>
    <dc:date>2011-06-18T07:45:03</dc:date>
    <meta:editing-cycles>3</meta:editing-cycles>
    <meta:editing-duration>PT1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5" meta:word-count="156" meta:character-count="1270"/>
  </office:meta>
</office:document-meta>
</file>